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oretic Sans" svg:font-family="'Aporetic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ublic Sans" svg:font-family="'Public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line-height="115%" fo:text-align="center" style:justify-single-word="false" fo:text-indent="0cm" style:auto-text-indent="false" style:page-number="auto" fo:background-color="transparent"/>
      <style:text-properties style:font-name="Aporetic Sans" fo:font-size="18pt" fo:font-weight="bold" officeooo:rsid="001c8317" officeooo:paragraph-rsid="001c8317" style:font-size-asian="18pt" style:font-weight-asian="bold" style:font-size-complex="18pt" style:font-weight-complex="bold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Public Sans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paragraph-properties fo:margin-left="0cm" fo:margin-right="0cm" fo:text-indent="0cm" style:auto-text-indent="false"/>
      <style:text-properties style:font-name="Public Sans" fo:font-size="14pt" fo:font-weight="bold" officeooo:paragraph-rsid="001c8317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paragraph-properties fo:margin-left="0cm" fo:margin-right="0cm" fo:text-indent="0cm" style:auto-text-indent="false"/>
      <style:text-properties style:font-name="Public Sans" fo:font-size="14pt" fo:font-weight="normal" officeooo:rsid="001db16f" officeooo:paragraph-rsid="001db16f" style:font-size-asian="14pt" style:font-weight-asian="normal" style:font-size-complex="14pt" style:font-weight-complex="normal"/>
    </style:style>
    <style:style style:name="P5" style:family="paragraph" style:parent-style-name="Standard" style:list-style-name="L1">
      <style:paragraph-properties fo:margin-left="0cm" fo:margin-right="0cm" fo:text-indent="0cm" style:auto-text-indent="false"/>
      <style:text-properties style:font-name="Public Sans" fo:font-size="14pt" fo:font-weight="bold" officeooo:rsid="001bf363" officeooo:paragraph-rsid="001c8317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paragraph-properties fo:margin-left="0cm" fo:margin-right="0cm" fo:text-indent="0cm" style:auto-text-indent="false"/>
      <style:text-properties style:font-name="Public Sans" fo:font-size="12pt" fo:font-weight="normal" officeooo:rsid="001db16f" officeooo:paragraph-rsid="001db16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Public Sans" fo:font-size="12pt" fo:font-weight="normal" officeooo:rsid="001db16f" officeooo:paragraph-rsid="001db16f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margin-left="0cm" fo:margin-right="0cm" fo:text-indent="0cm" style:auto-text-indent="false"/>
      <style:text-properties style:font-name="Public Sans" fo:font-size="14pt" fo:font-weight="bold" officeooo:paragraph-rsid="001db16f" style:font-size-asian="14pt" style:font-weight-asian="bold" style:font-size-complex="14pt" style:font-weight-complex="bold"/>
    </style:style>
    <style:style style:name="P9" style:family="paragraph" style:parent-style-name="Standard" style:list-style-name="L1">
      <style:paragraph-properties fo:margin-left="0cm" fo:margin-right="0cm" fo:text-indent="0cm" style:auto-text-indent="false"/>
      <style:text-properties style:font-name="Public Sans" fo:font-size="14pt" fo:font-weight="bold" officeooo:paragraph-rsid="001f602e" style:font-size-asian="14pt" style:font-weight-asian="bold" style:font-size-complex="14pt" style:font-weight-complex="bold"/>
    </style:style>
    <style:style style:name="P10" style:family="paragraph" style:parent-style-name="Standard" style:list-style-name="L1">
      <style:paragraph-properties fo:margin-left="0cm" fo:margin-right="0cm" fo:text-indent="0cm" style:auto-text-indent="false"/>
      <style:text-properties style:font-name="Public Sans" fo:font-size="14pt" fo:font-weight="bold" officeooo:rsid="001f602e" officeooo:paragraph-rsid="001f602e" style:font-size-asian="14pt" style:font-weight-asian="bold" style:font-size-complex="14pt" style:font-weight-complex="bold"/>
    </style:style>
    <style:style style:name="T1" style:family="text">
      <style:text-properties officeooo:rsid="001c8317"/>
    </style:style>
    <style:style style:name="T2" style:family="text">
      <style:text-properties officeooo:rsid="001bf363"/>
    </style:style>
    <style:style style:name="T3" style:family="text">
      <style:text-properties officeooo:rsid="001f602e"/>
    </style:style>
    <style:style style:name="T4" style:family="text">
      <style:text-properties officeooo:rsid="0020df81"/>
    </style:style>
    <style:style style:name="T5" style:family="text">
      <style:text-properties fo:font-size="12pt" fo:font-weight="normal" officeooo:rsid="00207793" style:font-size-asian="12pt" style:font-weight-asian="normal" style:font-size-complex="12pt" style:font-weight-complex="normal"/>
    </style:style>
    <text:list-style style:name="L1">
      <text:list-level-style-number text:level="1" loext:num-list-format=" %1% " style:num-prefix=" " style:num-suffix=" 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GN1211 DisCo (dancing) Rover Project</text:p>
      <text:p text:style-name="P2">University ID: u<text:span text:style-name="T1">7851189</text:span></text:p>
      <text:list text:style-name="L1">
        <text:list-item>
          <text:p text:style-name="P3">Executive Summary</text:p>
          <text:p text:style-name="P4">fefesfes</text:p>
        </text:list-item>
        <text:list-item>
          <text:p text:style-name="P3"><text:span text:style-name="T2">Project Scope</text:span></text:p>
          <text:list>
            <text:list-item>
              <text:p text:style-name="P5">Project Statement</text:p>
              <text:p text:style-name="P6"/>
              <text:p text:style-name="P6">Who: <text:span text:style-name="T3">Remote Indigenous communities</text:span></text:p>
              <text:p text:style-name="P6">What:</text:p>
              <text:p text:style-name="P6">When:<text:line-break/>Where:<text:line-break/>Why:</text:p>
            </text:list-item>
          </text:list>
        </text:list-item>
      </text:list>
      <text:p text:style-name="P7"/>
      <text:p text:style-name="P7"/>
      <text:list text:continue-numbering="true" text:style-name="L1">
        <text:list-item>
          <text:list>
            <text:list-item>
              <text:p text:style-name="P3">Project Context <text:span text:style-name="T4">Do synthesis and stuff</text:span></text:p>
            </text:list-item>
            <text:list-item>
              <text:p text:style-name="P3">Stakeholder Analysis</text:p>
            </text:list-item>
            <text:list-item>
              <text:p text:style-name="P3">Constraints and External Factors</text:p>
            </text:list-item>
          </text:list>
        </text:list-item>
        <text:list-item>
          <text:p text:style-name="P8">Requirements Identification</text:p>
        </text:list-item>
        <text:list-item>
          <text:p text:style-name="P8">References</text:p>
        </text:list-item>
        <text:list-item>
          <text:p text:style-name="P9">Appendix (if applicable)</text:p>
        </text:list-item>
        <text:list-item>
          <text:p text:style-name="P10">Random Shit<text:line-break/><text:span text:style-name="T5">Cape york is coastal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oretic Sans" svg:font-family="'Aporetic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ublic Sans" svg:font-family="'Public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6T17:21:31.830345979</meta:creation-date>
    <meta:generator>LibreOffice/25.2.6.2$Linux_X86_64 LibreOffice_project/520$Build-2</meta:generator>
    <dc:date>2026-03-17T16:49:02.713205704</dc:date>
    <meta:editing-duration>PT38M15S</meta:editing-duration>
    <meta:editing-cycles>2</meta:editing-cycles>
    <meta:document-statistic meta:table-count="0" meta:image-count="0" meta:object-count="0" meta:page-count="1" meta:paragraph-count="16" meta:word-count="57" meta:character-count="393" meta:non-whitespace-character-count="342"/>
  </office:meta>
</office:document-meta>
</file>